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1.4764in"/>
    </style:style>
    <style:style style:name="co4" style:family="table-column">
      <style:table-column-properties fo:break-before="auto" style:column-width="1.1811in"/>
    </style:style>
    <style:style style:name="co5" style:family="table-column">
      <style:table-column-properties fo:break-before="auto" style:column-width="1.6839in"/>
    </style:style>
    <style:style style:name="co7" style:family="table-column">
      <style:table-column-properties fo:break-before="auto" style:column-width="0.9083in"/>
    </style:style>
    <style:style style:name="co8" style:family="table-column">
      <style:table-column-properties fo:break-before="auto" style:column-width="1.728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1382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Graphics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>
            <text:p>TATexture</text:p>
          </table:table-cell>
          <table:table-cell table:style-name="ce1" table:number-columns-repeated="4"/>
          <table:table-cell table:style-name="ce1" office:value-type="float" office:value="98">
            <text:p>98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>
            <text:p>TATextureManager</text:p>
          </table:table-cell>
          <table:table-cell table:style-name="ce1" table:number-columns-repeated="4"/>
          <table:table-cell table:style-name="ce1" office:value-type="float" office:value="40">
            <text:p>40</text:p>
          </table:table-cell>
          <table:table-cell table:number-columns-repeated="2"/>
          <table:table-cell office:value-type="string">
            <text:p>Release 1: Moving Player</text:p>
          </table:table-cell>
          <table:table-cell office:value-type="string">
            <text:p>Release 2: Menus</text:p>
          </table:table-cell>
          <table:table-cell office:value-type="string">
            <text:p>Release 3: Enemies</text:p>
          </table:table-cell>
          <table:table-cell office:value-type="string">
            <text:p>Release 4: Level Creation</text:p>
          </table:table-cell>
          <table:table-cell office:value-type="string">
            <text:p>Release 5: HUD</text:p>
          </table:table-cell>
          <table:table-cell office:value-type="string">
            <text:p>Release 6: Game!</text:p>
          </table:table-cell>
          <table:table-cell office:value-type="string">
            <text:p>Release 7: Pick-ups</text:p>
          </table:table-cell>
        </table:table-row>
        <table:table-row table:style-name="ro2">
          <table:table-cell/>
          <table:table-cell table:style-name="ce1" office:value-type="string">
            <text:p>TAAnimation</text:p>
          </table:table-cell>
          <table:table-cell table:style-name="ce1" table:number-columns-repeated="4"/>
          <table:table-cell table:style-name="ce1" office:value-type="float" office:value="121">
            <text:p>121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>
            <text:p>TAAnimationManager</text:p>
          </table:table-cell>
          <table:table-cell table:style-name="ce1" table:number-columns-repeated="4"/>
          <table:table-cell table:style-name="ce1" office:value-type="float" office:value="51">
            <text:p>51</text:p>
          </table:table-cell>
          <table:table-cell table:number-columns-repeated="2"/>
          <table:table-cell office:value-type="string">
            <text:p>TACamera</text:p>
          </table:table-cell>
          <table:table-cell office:value-type="string">
            <text:p>TAStateManager</text:p>
          </table:table-cell>
          <table:table-cell office:value-type="string">
            <text:p>TAEnemy</text:p>
          </table:table-cell>
          <table:table-cell office:value-type="string">
            <text:p>TAPlatform</text:p>
          </table:table-cell>
          <table:table-cell office:value-type="string">
            <text:p>TAFont</text:p>
          </table:table-cell>
          <table:table-cell office:value-type="string">
            <text:p>TASandstorms</text:p>
          </table:table-cell>
          <table:table-cell office:value-type="string">
            <text:p>TAConsumable</text:p>
          </table:table-cell>
        </table:table-row>
        <table:table-row table:style-name="ro2">
          <table:table-cell/>
          <table:table-cell office:value-type="string">
            <text:p>TAFont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TAGraphicsManager</text:p>
          </table:table-cell>
          <table:table-cell office:value-type="string">
            <text:p>TAState</text:p>
          </table:table-cell>
          <table:table-cell office:value-type="string">
            <text:p>TAMeleeEnemy(With AI)</text:p>
          </table:table-cell>
          <table:table-cell office:value-type="string">
            <text:p>TALevelCreator</text:p>
          </table:table-cell>
          <table:table-cell office:value-type="string">
            <text:p>TAFontManager</text:p>
          </table:table-cell>
          <table:table-cell/>
          <table:table-cell office:value-type="string">
            <text:p>TAHealthPickup</text:p>
          </table:table-cell>
        </table:table-row>
        <table:table-row table:style-name="ro2">
          <table:table-cell/>
          <table:table-cell office:value-type="string">
            <text:p>TAFont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2"/>
          <table:table-cell office:value-type="string">
            <text:p>TACharacter</text:p>
          </table:table-cell>
          <table:table-cell office:value-type="string">
            <text:p>TAPurpose</text:p>
          </table:table-cell>
          <table:table-cell office:value-type="string">
            <text:p>TAWarrior</text:p>
          </table:table-cell>
          <table:table-cell/>
          <table:table-cell office:value-type="string">
            <text:p>TASound</text:p>
          </table:table-cell>
          <table:table-cell/>
          <table:table-cell office:value-type="string">
            <text:p>TAEnergyPickup</text:p>
          </table:table-cell>
        </table:table-row>
        <table:table-row table:style-name="ro2">
          <table:table-cell/>
          <table:table-cell office:value-type="string">
            <text:p>TACamera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TAPlayer</text:p>
          </table:table-cell>
          <table:table-cell office:value-type="string">
            <text:p>TAProcessManager</text:p>
          </table:table-cell>
          <table:table-cell office:value-type="string">
            <text:p>TABerserker</text:p>
          </table:table-cell>
          <table:table-cell/>
          <table:table-cell office:value-type="string">
            <text:p>TASoundManager</text:p>
          </table:table-cell>
          <table:table-cell/>
          <table:table-cell office:value-type="string">
            <text:p>TAArtifact</text:p>
          </table:table-cell>
        </table:table-row>
        <table:table-row table:style-name="ro2">
          <table:table-cell/>
          <table:table-cell office:value-type="string">
            <text:p>TAGraphicsManager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TAApp</text:p>
          </table:table-cell>
          <table:table-cell office:value-type="string">
            <text:p>TAProcess</text:p>
          </table:table-cell>
          <table:table-cell office:value-type="string">
            <text:p>TAMeleeBoss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TAMain</text:p>
          </table:table-cell>
          <table:table-cell office:value-type="string">
            <text:p>TAScreen</text:p>
          </table:table-cell>
          <table:table-cell office:value-type="string">
            <text:p>TARangedEnemy(With AI)</text:p>
          </table:table-cell>
          <table:table-cell table:number-columns-repeated="4"/>
        </table:table-row>
        <table:table-row table:style-name="ro2">
          <table:table-cell office:value-type="string">
            <text:p>Input</text:p>
          </table:table-cell>
          <table:table-cell table:number-columns-repeated="9"/>
          <table:table-cell office:value-type="string">
            <text:p>TAScreenManager</text:p>
          </table:table-cell>
          <table:table-cell office:value-type="string">
            <text:p>TACaster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TAKeys</text:p>
          </table:table-cell>
          <table:table-cell table:style-name="ce1" table:number-columns-repeated="4"/>
          <table:table-cell table:style-name="ce1" office:value-type="float" office:value="41">
            <text:p>41</text:p>
          </table:table-cell>
          <table:table-cell table:number-columns-repeated="3"/>
          <table:table-cell office:value-type="string">
            <text:p>TAEvent</text:p>
          </table:table-cell>
          <table:table-cell office:value-type="string">
            <text:p>TACasterBos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TAInputManager</text:p>
          </table:table-cell>
          <table:table-cell table:style-name="ce1" table:number-columns-repeated="4"/>
          <table:table-cell table:style-name="ce1" office:value-type="float" office:value="37">
            <text:p>37</text:p>
          </table:table-cell>
          <table:table-cell table:number-columns-repeated="3"/>
          <table:table-cell office:value-type="string">
            <text:p>TAEventManager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Sound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TASound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string">
            <text:p>LOC: 170</text:p>
          </table:table-cell>
          <table:table-cell office:value-type="string">
            <text:p>LOC: 310</text:p>
          </table:table-cell>
          <table:table-cell office:value-type="string">
            <text:p>LOC: 235</text:p>
          </table:table-cell>
          <table:table-cell table:number-columns-repeated="2" office:value-type="string">
            <text:p>LOC: 180</text:p>
          </table:table-cell>
          <table:table-cell office:value-type="string">
            <text:p>LOC: 300</text:p>
          </table:table-cell>
          <table:table-cell office:value-type="string">
            <text:p>LOC: 60</text:p>
          </table:table-cell>
        </table:table-row>
        <table:table-row table:style-name="ro1">
          <table:table-cell/>
          <table:table-cell office:value-type="string">
            <text:p>TASound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System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TAState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tate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Purpose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ProcessManager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Process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App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Main game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TACharacter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APlayer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TAEnemy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TAMeleeEnemy(With AI)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TAWarrior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TABerserker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TAMeleeBoss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TARangedEnemy(With AI)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TACaster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TACasterBoss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Platform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LevelCreator</text:p>
          </table:table-cell>
          <table:table-cell table:number-columns-repeated="4"/>
          <table:table-cell office:value-type="float" office:value="150">
            <text:p>1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Consumable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AHealthPickup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AEnergyPickup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AArtifact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creen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creenManager</text:p>
          </table:table-cell>
          <table:table-cell table:number-columns-repeated="4"/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Event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EventManager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Main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andstorms</text:p>
          </table:table-cell>
          <table:table-cell table:number-columns-repeated="4"/>
          <table:table-cell office:value-type="float" office:value="300">
            <text:p>300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table:formula="of:=SUM([.G2:.G49])" office:value-type="float" office:value="1823">
            <text:p>1823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14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g Ashby</meta:initial-creator>
    <meta:creation-date>2011-07-05T18:50:18.90</meta:creation-date>
    <dc:date>2011-08-09T14:34:14.33</dc:date>
    <dc:creator>Tag Ashby</dc:creator>
    <meta:editing-duration>PT4H25M41S</meta:editing-duration>
    <meta:editing-cycles>18</meta:editing-cycles>
    <meta:generator>OpenOffice.org/3.3$Win32 OpenOffice.org_project/330m20$Build-9567</meta:generator>
    <meta:document-statistic meta:table-count="3" meta:cell-count="134" meta:object-count="0"/>
  </office:meta>
</office:document-meta>
</file>